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Yu Mincho" svg:font-family="'Yu Mincho'"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ato" svg:font-family="Lato" style:font-family-generic="swiss" style:font-pitch="variable"/>
    <style:font-face style:name="Liberation Sans" svg:font-family="'Liberation Sans'" style:font-family-generic="swiss" style:font-pitch="variable"/>
    <style:font-face style:name="Yu Gothic Light" svg:font-family="'Yu Gothic Light'"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P1" style:family="paragraph" style:parent-style-name="Normal">
      <style:paragraph-properties fo:break-before="page"/>
      <style:text-properties style:font-name="Lato" fo:font-size="10.5pt" fo:font-style="italic" style:font-size-asian="10.5pt" style:font-style-asian="italic" style:font-size-complex="10.5pt" style:font-style-complex="italic"/>
    </style:style>
    <style:style style:name="P2" style:family="paragraph" style:parent-style-name="Normal">
      <style:text-properties style:font-name="Lato"/>
    </style:style>
    <style:style style:name="P3" style:family="paragraph" style:parent-style-name="Normal">
      <style:paragraph-properties fo:text-align="justify" style:justify-single-word="false"/>
      <style:text-properties style:font-name="Lato"/>
    </style:style>
    <style:style style:name="P4" style:family="paragraph" style:parent-style-name="Normal">
      <style:paragraph-properties fo:text-align="end" style:justify-single-word="false"/>
      <style:text-properties style:font-name="Lato" fo:font-size="10.5pt" fo:font-style="italic" style:font-size-asian="10.5pt" style:font-style-asian="italic" style:font-size-complex="10.5pt" style:font-style-complex="italic"/>
    </style:style>
    <style:style style:name="P5" style:family="paragraph" style:parent-style-name="Normal">
      <style:paragraph-properties fo:text-align="justify" style:justify-single-word="false"/>
      <style:text-properties style:font-name="Lato" fo:language="fr" fo:country="FR"/>
    </style:style>
    <style:style style:name="P6" style:family="paragraph" style:parent-style-name="Normal">
      <style:text-properties fo:language="fr" fo:country="FR"/>
    </style:style>
    <style:style style:name="P7" style:family="paragraph" style:parent-style-name="Heading_20_1">
      <style:paragraph-properties fo:text-align="center" style:justify-single-word="false"/>
      <style:text-properties style:font-name="Lato" fo:language="fr" fo:country="FR"/>
    </style:style>
    <style:style style:name="P8" style:family="paragraph" style:parent-style-name="Heading_20_1" style:master-page-name="MP0">
      <style:paragraph-properties fo:text-align="center" style:justify-single-word="false" style:page-number="auto" fo:break-before="page"/>
      <style:text-properties style:font-name="Lato" fo:font-weight="bold" style:font-weight-asian="bold" style:font-weight-complex="bold"/>
    </style:style>
    <style:style style:name="P9" style:family="paragraph" style:parent-style-name="Normal">
      <style:paragraph-properties fo:text-align="justify" style:justify-single-word="false"/>
    </style:style>
    <style:style style:name="P10" style:family="paragraph" style:parent-style-name="Normal">
      <style:paragraph-properties fo:text-align="justify" style:justify-single-word="false"/>
      <style:text-properties officeooo:paragraph-rsid="0017b3db"/>
    </style:style>
    <style:style style:name="P11" style:family="paragraph" style:parent-style-name="Normal">
      <style:paragraph-properties fo:text-align="justify" style:justify-single-word="false"/>
      <style:text-properties officeooo:paragraph-rsid="00197fc8"/>
    </style:style>
    <style:style style:name="P12" style:family="paragraph" style:parent-style-name="Normal" style:list-style-name="L3">
      <style:paragraph-properties fo:text-align="justify" style:justify-single-word="false"/>
      <style:text-properties officeooo:paragraph-rsid="001a8a33"/>
    </style:style>
    <style:style style:name="P13" style:family="paragraph" style:parent-style-name="Normal">
      <style:paragraph-properties fo:text-align="justify" style:justify-single-word="false"/>
      <style:text-properties officeooo:paragraph-rsid="001a8a33"/>
    </style:style>
    <style:style style:name="P14" style:family="paragraph" style:parent-style-name="Normal" style:list-style-name="L5">
      <style:paragraph-properties fo:text-align="justify" style:justify-single-word="false"/>
      <style:text-properties officeooo:paragraph-rsid="00197fc8"/>
    </style:style>
    <style:style style:name="P15" style:family="paragraph" style:parent-style-name="Normal" style:list-style-name="L5">
      <style:paragraph-properties fo:text-align="justify" style:justify-single-word="false"/>
      <style:text-properties officeooo:paragraph-rsid="001a91a6"/>
    </style:style>
    <style:style style:name="P16" style:family="paragraph" style:parent-style-name="Normal">
      <style:text-properties officeooo:paragraph-rsid="001a8a33"/>
    </style:style>
    <style:style style:name="P17" style:family="paragraph" style:parent-style-name="Normal" style:list-style-name="L1"/>
    <style:style style:name="P18" style:family="paragraph" style:parent-style-name="Normal" style:list-style-name="L1">
      <style:text-properties officeooo:paragraph-rsid="001a8a33"/>
    </style:style>
    <style:style style:name="P19" style:family="paragraph" style:parent-style-name="Normal" style:list-style-name="L2">
      <style:paragraph-properties fo:text-align="justify" style:justify-single-word="false"/>
      <style:text-properties style:font-name="Lato" fo:language="fr" fo:country="FR" officeooo:paragraph-rsid="001a8a33"/>
    </style:style>
    <style:style style:name="P20" style:family="paragraph" style:parent-style-name="Normal" style:list-style-name="L4">
      <style:paragraph-properties fo:text-align="justify" style:justify-single-word="false"/>
      <style:text-properties style:font-name="Lato" fo:language="fr" fo:country="FR" officeooo:paragraph-rsid="001a8a33"/>
    </style:style>
    <style:style style:name="P21" style:family="paragraph" style:parent-style-name="Normal">
      <style:paragraph-properties fo:text-align="justify" style:justify-single-word="false" fo:break-before="page"/>
      <style:text-properties officeooo:paragraph-rsid="0017b3db"/>
    </style:style>
    <style:style style:name="T1" style:family="text">
      <style:text-properties style:font-name="Lato" fo:language="fr" fo:country="FR"/>
    </style:style>
    <style:style style:name="T2" style:family="text">
      <style:text-properties style:font-name="Lato" fo:language="fr" fo:country="FR" officeooo:rsid="0017b3db"/>
    </style:style>
    <style:style style:name="T3" style:family="text">
      <style:text-properties style:font-name="Lato" fo:language="fr" fo:country="FR" officeooo:rsid="00197fc8"/>
    </style:style>
    <style:style style:name="T4" style:family="text">
      <style:text-properties style:font-name="Lato" fo:language="fr" fo:country="FR" officeooo:rsid="001a8a33"/>
    </style:style>
    <style:style style:name="T5" style:family="text">
      <style:text-properties style:font-name="Lato" fo:language="fr" fo:country="FR" officeooo:rsid="001a91a6"/>
    </style:style>
    <style:style style:name="T6" style:family="text">
      <style:text-properties officeooo:rsid="0017b3db"/>
    </style:style>
    <style:style style:name="T7" style:family="text">
      <style:text-properties fo:font-weight="bold" style:font-weight-asian="bold" style:font-weight-complex="bold"/>
    </style:style>
    <style:style style:name="T8" style:family="text">
      <style:text-properties fo:font-weight="bold" officeooo:rsid="001d214d" style:font-weight-asian="bold" style:font-weight-complex="bold"/>
    </style:style>
    <style:style style:name="T9" style:family="text">
      <style:text-properties officeooo:rsid="001a8a33"/>
    </style:style>
    <style:style style:name="T10" style:family="text">
      <style:text-properties officeooo:rsid="001c5dd8"/>
    </style:style>
    <style:style style:name="T11" style:family="text">
      <style:text-properties officeooo:rsid="001d214d"/>
    </style:style>
    <style:style style:name="T12" style:family="text">
      <style:text-properties officeooo:rsid="001ee1c2"/>
    </style:style>
    <style:style style:name="T13" style:family="text">
      <style:text-properties officeooo:rsid="001f7dc6"/>
    </style:style>
    <style:style style:name="T14" style:family="text">
      <style:text-properties officeooo:rsid="001fd92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Elon Musk told his followers to ‘use Signal,’ leading to 1,100% surge in unrelated stock with similar name</text:h>
      <text:p text:style-name="P2"/>
      <text:p text:style-name="P3">When Tesla <text:span text:style-name="T7">CEO</text:span> Elon Musk urged his Twitter followers on Thursday to “use Signal,” he meant the encrypted messaging app. Some people appear to have taken it the wrong way. <text:span text:style-name="T7">Shares</text:span> of an obscure and unrelated <text:span text:style-name="T7">company</text:span> called Signal Advance, which <text:span text:style-name="T7">trades</text:span> <text:span text:style-name="T7">over the counter</text:span>, surged 527% on Thursday and another 91% on Friday, climbing from 60 cents to $7.19. </text:p>
      <text:p text:style-name="P3"/>
      <text:p text:style-name="P3">The Signal that Musk was referring to is operated by a <text:span text:style-name="T7">non-profit</text:span> and serves as an alternative to texting apps like Facebook Messenger, WhatsApp and Apple’s messaging service. That Signal took to Twitter on Friday to clarify that it has nothing to do with Signal Advance. “It’s understandable that people want to <text:span text:style-name="T7">invest</text:span> in Signal’s record <text:span text:style-name="T7">growth</text:span>, but this isn’t us,” Signal wrote. “We’re an independent <text:span text:style-name="T7">501c3</text:span> and our only <text:span text:style-name="T7">investment</text:span> is in your privacy.” It’s a familiar issue on <text:span text:style-name="T7">Wall Street.</text:span> </text:p>
      <text:p text:style-name="P3"/>
      <text:p text:style-name="P3">In April 2019, on the day Zoom Video Communications held its hotly anticipated <text:span text:style-name="T7">market debut</text:span> under the <text:span text:style-name="T7">ticker</text:span> symbol ZM, a Chinese company named Zoom Technologies jumped more than 80% in two hours of trading. The <text:span text:style-name="T7">stock</text:span> gave up most of those <text:span text:style-name="T7">gains</text:span> that day, closing up 10%. Six years earlier, as <text:span text:style-name="T7">investors</text:span> were waiting for Twitter’s <text:span text:style-name="T7">IPO</text:span>, <text:span text:style-name="T7">shares</text:span> of Tweeter Home Entertainment Group rose more than 1,000%. </text:p>
      <text:p text:style-name="P3"/>
      <text:p text:style-name="P3">Both the technical snafu and the wild <text:span text:style-name="T7">trading</text:span> of an unrelated stock underscore Musk’s growing influence. On Thursday, he became the world’s richest person thanks to Tesla’s almost 800% increase in <text:span text:style-name="T7">market cap</text:span> over the past year. On Friday, Tesla became the fifth most valuable <text:span text:style-name="T7">public company</text:span> in the U.S., surpassing Facebook. </text:p>
      <text:p text:style-name="P2"/>
      <text:p text:style-name="P4">Adapted from CNBC, 8 January 2021</text:p>
      <text:p text:style-name="P1"/>
      <text:h text:style-name="P7" text:outline-level="1">Elon Musk conseille à ses abonnés ‘d’utiliser Signal’, <text:span text:style-name="T6">entraînant</text:span> une hausse de 1 100% d<text:span text:style-name="T10">es </text:span>action<text:span text:style-name="T10">s d’une entreprise</text:span> <text:span text:style-name="T10">non liée </text:span>avec un nom similaire</text:h>
      <text:p text:style-name="P6"/>
      <text:p text:style-name="P5">Ce jeudi, quand Elon Musk, le PDG de Tesla, <text:span text:style-name="T11">a </text:span>encourag<text:span text:style-name="T11">é</text:span> ses abonnés sur Twitter à « utilise<text:span text:style-name="T8">[</text:span><text:span text:style-name="T7">r</text:span><text:span text:style-name="T8">]</text:span> Signal », il faisait allusion à l’application de messagerie cryptée. Il semblerait que certaines personnes l’aient mal interprété. Les parts d’une société <text:span text:style-name="T12">(</text:span>m<text:span text:style-name="T12">é</text:span>connue<text:span text:style-name="T12">) inconnue</text:span> et <text:span text:style-name="T12">(</text:span>totalement à part<text:span text:style-name="T12">) sans lien</text:span> nommée Signal Advance, faisant du commerce de gré à gré, s’envolèrent de 527% jeudi et d’encore 91% vendredi, montant de 60 centimes à 7,19 <text:span text:style-name="T12">dollars</text:span>.</text:p>
      <text:p text:style-name="P5"/>
      <text:p text:style-name="P5">L’application Signal dont parlait Elon Musk est <text:span text:style-name="T13">gérée</text:span> par un organisme à but non lucratif <text:span text:style-name="T13">(</text:span>et sert<text:span text:style-name="T13">) qui se place comme</text:span> <text:span text:style-name="T13">une (</text:span>d’<text:span text:style-name="T13">)</text:span>alternative aux applications de messagerie telles que Facebook Messenger, WhatsApp ou le service de messagerie d’Apple. Ce vendredi, la société Signal en question <text:span text:style-name="T14">a </text:span>publi<text:span text:style-name="T14">é</text:span> un message sur Twitter pour expliquer qu’elle n’était aucunement liée à Signal Advance. « Il est tout à fait compréhensible que de nombreuses personnes veuillent investir dans la croissance record de Signal, mais il ne s’agit pas de nous, indique Signal. Nous sommes une association loi de 1901 indépendante et la seule chose <text:span text:style-name="T9">dans</text:span> laquelle nous investissons e<text:span text:style-name="T14">st</text:span> votre vie privée. » Il s’agit là d’un problème commun sur le marché des bourses.</text:p>
      <text:p text:style-name="P5"/>
      <text:p text:style-name="P5">En Avril 2019, le jour de l’entrée sur le marché si attendu de Zoom Video Communications sous le sigle ZM, une société chinoise du nom de Zoom Technologies a vu ses parts augmenter de plus de 80% en tout juste deux heures. L’action a renoncé à la plupart de ces gains ce jour-là, en en gardant 10%. Six ans auparavant, alors que les investisseurs attendaient l’introduction en bourse de Twitter, les parts de Tweeter Home Entertainment Group augmentèrent de plus de 1000%.</text:p>
      <text:p text:style-name="P5"/>
      <text:p text:style-name="P9"><text:span text:style-name="Default_20_Paragraph_20_Font"><text:span text:style-name="T1">Le chaos technique aussi bien le trading en masse d’une action sans lien soulignent tous deux l’influence croissante d’Elon Musk. Ce jeudi, il est devenu la personne la plus riche au monde grâce à la croissance de Tesla de près de 800% au cours de l’année passée. Vendredi, Tesla devint la cinquième plus grande société publique des États-Unis, devançant Facebook.</text:span></text:span></text:p>
      <text:p text:style-name="P21"><text:span text:style-name="Default_20_Paragraph_20_Font"><text:span text:style-name="T2">1. Vocab financier</text:span></text:span></text:p>
      <text:p text:style-name="P10"><text:span text:style-name="Default_20_Paragraph_20_Font"><text:span text:style-name="T2"/></text:span></text:p>
      <text:p text:style-name="P10"><text:span text:style-name="Default_20_Paragraph_20_Font"><text:span text:style-name="T2">2. terme ‘followers’ ?</text:span></text:span></text:p>
      <text:p text:style-name="P10"><text:span text:style-name="Default_20_Paragraph_20_Font"><text:span text:style-name="T2"/></text:span></text:p>
      <text:p text:style-name="P10"><text:span text:style-name="Default_20_Paragraph_20_Font"><text:span text:style-name="T2">3. 3 trads de ‘told his followers to’</text:span></text:span></text:p>
      <text:list xml:id="list3079880111" text:style-name="L1">
        <text:list-item>
          <text:p text:style-name="P17"><text:span text:style-name="Default_20_Paragraph_20_Font">conseille à ses abonnés</text:span></text:p>
        </text:list-item>
        <text:list-item>
          <text:p text:style-name="P18"><text:span text:style-name="Default_20_Paragraph_20_Font"><text:span text:style-name="T9">a demandé à ses abonnés</text:span></text:span></text:p>
        </text:list-item>
        <text:list-item>
          <text:p text:style-name="P18"><text:span text:style-name="Default_20_Paragraph_20_Font"><text:span text:style-name="T9">en demandant à son audience</text:span></text:span></text:p>
        </text:list-item>
      </text:list>
      <text:p text:style-name="P16"><text:span text:style-name="Default_20_Paragraph_20_Font"/></text:p>
      <text:p text:style-name="P10"><text:span text:style-name="Default_20_Paragraph_20_Font"><text:span text:style-name="T2">4. trad relative ‘that Musk was refering to’</text:span></text:span></text:p>
      <text:list xml:id="list3943334471" text:style-name="L2">
        <text:list-item>
          <text:p text:style-name="P19"><text:span text:style-name="Default_20_Paragraph_20_Font"><text:span text:style-name="T9">dont parlait Elon Musk</text:span></text:span></text:p>
        </text:list-item>
        <text:list-item>
          <text:p text:style-name="P19"><text:span text:style-name="Default_20_Paragraph_20_Font"><text:span text:style-name="T9">à laquelle EM faisait référence</text:span></text:span></text:p>
        </text:list-item>
      </text:list>
      <text:p text:style-name="P10"><text:span text:style-name="Default_20_Paragraph_20_Font"><text:span text:style-name="T2">5. </text:span></text:span><text:span text:style-name="Default_20_Paragraph_20_Font"><text:span text:style-name="T3">independant 501c3</text:span></text:span></text:p>
      <text:list xml:id="list1336473231" text:style-name="L3">
        <text:list-item>
          <text:p text:style-name="P12"><text:span text:style-name="Default_20_Paragraph_20_Font"><text:span text:style-name="T4">asso à but non lucratif </text:span></text:span></text:p>
        </text:list-item>
        <text:list-item>
          <text:p text:style-name="P12"><text:span text:style-name="Default_20_Paragraph_20_Font"><text:span text:style-name="T4">fondation non-lucrative indépendante</text:span></text:span></text:p>
        </text:list-item>
        <text:list-item>
          <text:p text:style-name="P12"><text:span text:style-name="Default_20_Paragraph_20_Font"><text:span text:style-name="T4">asso loi de 1901</text:span></text:span></text:p>
        </text:list-item>
      </text:list>
      <text:p text:style-name="P11"><text:span text:style-name="Default_20_Paragraph_20_Font"><text:span text:style-name="T3">6. « our only investment is in your privacy » , « privacy »</text:span></text:span></text:p>
      <text:p text:style-name="P13"><text:span text:style-name="Default_20_Paragraph_20_Font"><text:span text:style-name="T3"><text:tab/>« la seule chose </text:span></text:span><text:span text:style-name="Default_20_Paragraph_20_Font"><text:span text:style-name="T4">dans</text:span></text:span><text:span text:style-name="Default_20_Paragraph_20_Font"><text:span text:style-name="T3"> laquelle nous investissons en votre vie privée. »</text:span></text:span></text:p>
      <text:p text:style-name="P11"><text:span text:style-name="Default_20_Paragraph_20_Font"><text:span text:style-name="T3">7. « on the day Zoom vid comm held … symbol ZM »</text:span></text:span></text:p>
      <text:list xml:id="list1975566830" text:style-name="L4">
        <text:list-item>
          <text:p text:style-name="P20"><text:span text:style-name="Default_20_Paragraph_20_Font">le jour de l’entrée sur le marché si attendu de Zoom Video Communications sous le sigle ZM</text:span></text:p>
        </text:list-item>
        <text:list-item>
          <text:p text:style-name="P20"><text:span text:style-name="Default_20_Paragraph_20_Font"><text:span text:style-name="T9">Le jour ou ZVC a tenu sa très attendue entrée en bourse sous le sigle ZM</text:span></text:span></text:p>
        </text:list-item>
        <text:list-item>
          <text:p text:style-name="P20"><text:span text:style-name="Default_20_Paragraph_20_Font"><text:span text:style-name="T9">le jour ou ZVC a fait ses débuts très attendus sur le marché sous le symbole ZM</text:span></text:span></text:p>
        </text:list-item>
        <text:list-item>
          <text:p text:style-name="P20"><text:span text:style-name="Default_20_Paragraph_20_Font"><text:span text:style-name="T9">lors de l’entrée tant attendue de ZVC sour le marché boursier placé sous le sigle ZM… </text:span></text:span></text:p>
        </text:list-item>
      </text:list>
      <text:p text:style-name="P11"><text:span text:style-name="Default_20_Paragraph_20_Font"><text:span text:style-name="T3">8. « public company » , « fifth most valuable … in the US »</text:span></text:span></text:p>
      <text:list xml:id="list198634477" text:style-name="L5">
        <text:list-item>
          <text:p text:style-name="P14"><text:span text:style-name="Default_20_Paragraph_20_Font"><text:span text:style-name="T5">Tesla est devenue la cinquième entreprise la plus profitable aux états-unis</text:span></text:span></text:p>
        </text:list-item>
        <text:list-item>
          <text:p text:style-name="P15"><text:span text:style-name="Default_20_Paragraph_20_Font"><text:span text:style-name="T5">Tesla est devenue la cinquième société ouverte la plus prisée des états-unis</text:span></text:span></text:p>
        </text:list-item>
        <text:list-item>
          <text:p text:style-name="P15"><text:span text:style-name="Default_20_Paragraph_20_Font"><text:span text:style-name="T5">Tesla devint la cinquième plus grande société publique des États-Unis</text:span></text:span></text:p>
        </text:list-item>
        <text:list-item>
          <text:p text:style-name="P15"><text:span text:style-name="Default_20_Paragraph_20_Font"><text:span text:style-name="T5">société publique/ouverte</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Yu Mincho" svg:font-family="'Yu Mincho'"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ato" svg:font-family="Lato" style:font-family-generic="swiss" style:font-pitch="variable"/>
    <style:font-face style:name="Liberation Sans" svg:font-family="'Liberation Sans'" style:font-family-generic="swiss" style:font-pitch="variable"/>
    <style:font-face style:name="Yu Gothic Light" svg:font-family="'Yu Gothic Light'"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Yu Mincho" style:font-size-asian="11pt" style:language-asian="ja" style:country-asian="JP"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Yu Mincho" style:font-size-asian="11pt" style:language-asian="ja" style:country-asian="JP"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Normal" style:next-style-name="Normal" style:default-outline-level="1" style:class="text">
      <style:paragraph-properties fo:margin-top="0.1665in" fo:margin-bottom="0in" loext:contextual-spacing="false" fo:keep-together="always" fo:hyphenation-ladder-count="no-limit" fo:keep-with-next="always"/>
      <style:text-properties fo:color="#2f5496" style:font-name="Calibri Light" fo:font-family="'Calibri Light'" style:font-family-generic="swiss" style:font-pitch="variable" fo:font-size="16pt"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fo:hyphenate="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Yann Marty</meta:initial-creator>
    <meta:creation-date>2021-02-08T11:10:00Z</meta:creation-date>
    <dc:date>2021-02-08T18:25:53.191103653</dc:date>
    <meta:editing-cycles>8</meta:editing-cycles>
    <meta:editing-duration>PT1H21M59S</meta:editing-duration>
    <meta:document-statistic meta:table-count="0" meta:image-count="0" meta:object-count="0" meta:page-count="3" meta:paragraph-count="36" meta:word-count="878" meta:character-count="5052" meta:non-whitespace-character-count="4219"/>
    <meta:template xlink:type="simple" xlink:actuate="onRequest" xlink:title="" xlink:href="Normal.dotm"/>
  </office:meta>
</office:document-meta>
</file>